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paragraph-rsid="0004451c"/>
    </style:style>
    <style:style style:name="P3" style:family="paragraph" style:parent-style-name="Standard">
      <style:text-properties style:font-name="Liberation Mono" officeooo:rsid="0004451c" officeooo:paragraph-rsid="0004451c"/>
    </style:style>
    <style:style style:name="P4" style:family="paragraph" style:parent-style-name="Standard">
      <style:text-properties style:font-name="Liberation Mono" officeooo:rsid="0004451c" officeooo:paragraph-rsid="0004fe8e"/>
    </style:style>
    <style:style style:name="P5" style:family="paragraph" style:parent-style-name="Standard">
      <style:text-properties style:font-name="Liberation Mono" officeooo:rsid="0004451c" officeooo:paragraph-rsid="000669fc"/>
    </style:style>
    <style:style style:name="P6" style:family="paragraph" style:parent-style-name="Standard">
      <style:text-properties style:font-name="Liberation Mono" officeooo:rsid="0004fe8e" officeooo:paragraph-rsid="0004fe8e"/>
    </style:style>
    <style:style style:name="P7" style:family="paragraph" style:parent-style-name="Standard">
      <style:text-properties style:font-name="Liberation Mono" officeooo:rsid="0004fe8e" officeooo:paragraph-rsid="000669fc"/>
    </style:style>
    <style:style style:name="P8" style:family="paragraph" style:parent-style-name="Standard">
      <style:text-properties style:font-name="Liberation Mono" officeooo:rsid="0004fe8e" officeooo:paragraph-rsid="00068b44"/>
    </style:style>
    <style:style style:name="P9" style:family="paragraph" style:parent-style-name="Standard">
      <style:text-properties style:font-name="Liberation Mono" officeooo:rsid="0005ac13" officeooo:paragraph-rsid="000669fc"/>
    </style:style>
    <style:style style:name="P10" style:family="paragraph" style:parent-style-name="Standard">
      <style:text-properties style:font-name="Liberation Mono" officeooo:rsid="00068b44" officeooo:paragraph-rsid="00068b44"/>
    </style:style>
    <style:style style:name="P11" style:family="paragraph" style:parent-style-name="Standard">
      <style:text-properties style:font-name="Liberation Mono" officeooo:rsid="000730ef" officeooo:paragraph-rsid="000730ef"/>
    </style:style>
    <style:style style:name="P12" style:family="paragraph" style:parent-style-name="Standard">
      <style:text-properties style:font-name="Liberation Mono" officeooo:rsid="00075471" officeooo:paragraph-rsid="00075471"/>
    </style:style>
    <style:style style:name="P13" style:family="paragraph" style:parent-style-name="Standard">
      <style:text-properties style:font-name="Liberation Mono" officeooo:rsid="00075471" officeooo:paragraph-rsid="00095e4b"/>
    </style:style>
    <style:style style:name="P14" style:family="paragraph" style:parent-style-name="Standard">
      <style:text-properties style:font-name="Liberation Mono" fo:font-weight="bold" officeooo:rsid="000730ef" officeooo:paragraph-rsid="000730ef" style:font-weight-asian="bold" style:font-weight-complex="bold"/>
    </style:style>
    <style:style style:name="P15" style:family="paragraph" style:parent-style-name="Standard">
      <style:text-properties style:font-name="Liberation Mono" fo:font-weight="bold" officeooo:rsid="0004fe8e" officeooo:paragraph-rsid="00068b44" style:font-weight-asian="bold" style:font-weight-complex="bold"/>
    </style:style>
    <style:style style:name="P16" style:family="paragraph" style:parent-style-name="Standard">
      <style:text-properties style:font-name="Liberation Mono" fo:font-weight="bold" officeooo:rsid="0004fe8e" officeooo:paragraph-rsid="0004fe8e" style:font-weight-asian="bold" style:font-weight-complex="bold"/>
    </style:style>
    <style:style style:name="P17" style:family="paragraph" style:parent-style-name="Standard">
      <style:text-properties style:font-name="Liberation Mono" fo:font-weight="bold" officeooo:rsid="00075471" officeooo:paragraph-rsid="00075471" style:font-weight-asian="bold" style:font-weight-complex="bold"/>
    </style:style>
    <style:style style:name="P18" style:family="paragraph" style:parent-style-name="Standard">
      <style:text-properties style:font-name="Liberation Mono" fo:font-weight="bold" officeooo:rsid="0005ac13" officeooo:paragraph-rsid="000669fc" style:font-weight-asian="bold" style:font-weight-complex="bold"/>
    </style:style>
    <style:style style:name="P19" style:family="paragraph" style:parent-style-name="Standard">
      <style:text-properties style:font-name="Liberation Mono" fo:font-weight="bold" officeooo:rsid="0004451c" officeooo:paragraph-rsid="0004fe8e" style:font-weight-asian="bold" style:font-weight-complex="bold"/>
    </style:style>
    <style:style style:name="P20" style:family="paragraph" style:parent-style-name="Standard">
      <style:text-properties style:font-name="Liberation Mono" fo:font-weight="bold" officeooo:rsid="0004451c" officeooo:paragraph-rsid="0004451c" style:font-weight-asian="bold" style:font-weight-complex="bold"/>
    </style:style>
    <style:style style:name="P21" style:family="paragraph" style:parent-style-name="Standard">
      <style:text-properties style:font-name="Liberation Mono" fo:font-weight="bold" officeooo:rsid="000b82c0" officeooo:paragraph-rsid="000b82c0" style:font-weight-asian="bold" style:font-weight-complex="bold"/>
    </style:style>
    <style:style style:name="P22" style:family="paragraph" style:parent-style-name="Standard">
      <style:text-properties style:font-name="Liberation Mono" officeooo:paragraph-rsid="00075471"/>
    </style:style>
    <style:style style:name="P23" style:family="paragraph" style:parent-style-name="Standard">
      <style:text-properties style:font-name="Liberation Mono" officeooo:rsid="00095e4b" officeooo:paragraph-rsid="00095e4b"/>
    </style:style>
    <style:style style:name="P24" style:family="paragraph" style:parent-style-name="Standard">
      <style:text-properties style:font-name="Liberation Mono" officeooo:rsid="0009f320" officeooo:paragraph-rsid="0009f320"/>
    </style:style>
    <style:style style:name="P25" style:family="paragraph" style:parent-style-name="Standard">
      <style:text-properties style:font-name="Liberation Mono" fo:font-weight="normal" officeooo:rsid="000730ef" officeooo:paragraph-rsid="000730ef" style:font-weight-asian="normal" style:font-weight-complex="normal"/>
    </style:style>
    <style:style style:name="P26" style:family="paragraph" style:parent-style-name="Standard">
      <style:text-properties style:font-name="Liberation Mono" fo:font-weight="normal" officeooo:rsid="000b82c0" officeooo:paragraph-rsid="000b82c0" style:font-weight-asian="normal" style:font-weight-complex="normal"/>
    </style:style>
    <style:style style:name="T1" style:family="text">
      <style:text-properties officeooo:rsid="0004451c"/>
    </style:style>
    <style:style style:name="T2" style:family="text">
      <style:text-properties officeooo:rsid="0004fe8e"/>
    </style:style>
    <style:style style:name="T3" style:family="text">
      <style:text-properties officeooo:rsid="0005ac13"/>
    </style:style>
    <style:style style:name="T4" style:family="text">
      <style:text-properties officeooo:rsid="00068b44"/>
    </style:style>
    <style:style style:name="T5" style:family="text">
      <style:text-properties officeooo:rsid="000730ef"/>
    </style:style>
    <style:style style:name="T6" style:family="text">
      <style:text-properties officeooo:rsid="00075471"/>
    </style:style>
    <style:style style:name="T7" style:family="text">
      <style:text-properties officeooo:rsid="00091bd2"/>
    </style:style>
    <style:style style:name="T8" style:family="text">
      <style:text-properties officeooo:rsid="00095e4b"/>
    </style:style>
    <style:style style:name="T9" style:family="text">
      <style:text-properties officeooo:rsid="0009f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1">Badge Website Design Guide</text:p>
      <text:p text:style-name="P26"/>
      <text:p text:style-name="P26">Here is a quick reference guide for all of the details, tips, and tricks for building and publishing your own customized badge site out onto the network.</text:p>
      <text:p text:style-name="P25"/>
      <text:p text:style-name="P25"/>
      <text:p text:style-name="P14">Page Formatting Details</text:p>
      <text:p text:style-name="P11"/>
      <text:p text:style-name="P11">Each line of the tcisite file corresponds to one line on screen in the badge browser. <text:s/>If the line is longer than the screen is wide, the extra characters are not displayed.<text:span text:style-name="T6"> <text:s/>If there are more lines in the tcisite file than are on one screen, the browser will automatically allow the user to scroll down to the next page.</text:span></text:p>
      <text:p text:style-name="P11"/>
      <text:p text:style-name="P12">The browser screen is 30 characters wide.</text:p>
      <text:p text:style-name="P12"/>
      <text:p text:style-name="P12">The browser screen is 29 lines tall.</text:p>
      <text:p text:style-name="P6"/>
      <text:p text:style-name="P6"/>
      <text:p text:style-name="P15"><text:span text:style-name="T4">Uploading </text:span><text:span text:style-name="T5">A</text:span><text:span text:style-name="T4"> </text:span><text:span text:style-name="T5">C</text:span><text:span text:style-name="T4">ustom </text:span><text:span text:style-name="T5">S</text:span><text:span text:style-name="T4">ite </text:span><text:span text:style-name="T5">T</text:span><text:span text:style-name="T4">o </text:span><text:span text:style-name="T5">Y</text:span><text:span text:style-name="T4">our </text:span><text:span text:style-name="T5">B</text:span><text:span text:style-name="T4">adge</text:span></text:p>
      <text:p text:style-name="P8"/>
      <text:p text:style-name="P8"><text:span text:style-name="T4">Create a plain text file. <text:s/>Enter all of the text and script into the file. <text:s/>Save the file as custom.tcisite. <text:s/>Ensure that the file is no more than </text:span>5152<text:span text:style-name="T4"> bytes long. <text:s/>Use a tool like Thonny or rshell to upload the file to the root directory of your badge. <text:s/>In your badge's System Menu, select the Uploader menu item.</text:span><text:span text:style-name="T5"> <text:s/>The tcisite in your user file will be replaced with the custom tcisite.</text:span></text:p>
      <text:p text:style-name="P8"/>
      <text:p text:style-name="P24">You user file will be transferred to other badges over the network as long as your badge is in Network Mode. <text:s/>So if you have made any changes, be sure to put your badge in Network Mode so that your changes will show up in other badge's browsers all over the conference. <text:s/>Your user file may make many hops across the network, from node to node, to be available on badges you have not directly interacted with.</text:p>
      <text:p text:style-name="P6"/>
      <text:p text:style-name="P24"/>
      <text:p text:style-name="P24">Uploading A Custom Portal Sites To Your Badge</text:p>
      <text:p text:style-name="P24"/>
      <text:p text:style-name="P24">Any .tcisite files numbered 706-799 or 801-1293 placed in your badge's portal/ directory will be available to browse to via your badge's Browser. <text:s/>These pages will only exist locally for you.</text:p>
      <text:p text:style-name="P24"/>
      <text:p text:style-name="P6"/>
      <text:p text:style-name="P17">Example Site Source Code</text:p>
      <text:p text:style-name="P12"/>
      <text:p text:style-name="P12">Hello, {player_name}!</text:p>
      <text:p text:style-name="P12">Welcome to $uget({url}|<text:span text:style-name="T1">{USER_NAME_INDEX}</text:span>)'s Site!</text:p>
      <text:p text:style-name="P12">Your random number is $random(|1)$random(0|1|2|3|4|5|6|7|8|9)</text:p>
      <text:p text:style-name="P12">Your user class is $pget(!userclass)</text:p>
      <text:p text:style-name="P12">Your badge id is {player_id}</text:p>
      <text:p text:style-name="P12">$divider(0)</text:p>
      <text:p text:style-name="P12">A link to $c(127)$button(597) Wire's Site</text:p>
      <text:p text:style-name="P12"/>
      <text:p text:style-name="P12"/>
      <text:p text:style-name="P17">Example Site Rendering</text:p>
      <text:p text:style-name="P12"/>
      <text:p text:style-name="P12">Hello, A<text:span text:style-name="T9">tdiy</text:span>!</text:p>
      <text:p text:style-name="P12">Welcome to Whixr's Site!</text:p>
      <text:p text:style-name="P12">Your random number is 4</text:p>
      <text:p text:style-name="P12">Your user class is transport</text:p>
      <text:p text:style-name="P12">Your badge id is 699</text:p>
      <text:p text:style-name="P12">------------------------------</text:p>
      <text:p text:style-name="P12">A link to *[y] Wire's Site </text:p>
      <text:p text:style-name="P12"/>
      <text:p text:style-name="P12">(only imagine the * is a Metroid)</text:p>
      <text:p text:style-name="P12"/>
      <text:p text:style-name="P6"/>
      <text:p text:style-name="P16">Supported Dogteeth Environment Variables</text:p>
      <text:p text:style-name="P6"/>
      <text:p text:style-name="P6"/>
      <text:p text:style-name="P16">PLAYER NAME</text:p>
      <text:p text:style-name="P6"/>
      <text:p text:style-name="P6">Insert the visitor's name into the script.</text:p>
      <text:p text:style-name="P6"/>
      <text:p text:style-name="P6">Usage: {player_name}</text:p>
      <text:p text:style-name="P6"/>
      <text:p text:style-name="P6"/>
      <text:p text:style-name="P16">PLAYER ID</text:p>
      <text:p text:style-name="P6"/>
      <text:p text:style-name="P6">Insert the visitor's badge id number into the script.</text:p>
      <text:p text:style-name="P6"/>
      <text:p text:style-name="P3"><text:span text:style-name="T2">Usage: </text:span>{player_id}</text:p>
      <text:p text:style-name="P3"/>
      <text:p text:style-name="P3"/>
      <text:p text:style-name="P16">USER NAME INDEX</text:p>
      <text:p text:style-name="P6"/>
      <text:p text:style-name="P6">Insert the literal user key address at which user names are stored into the script.</text:p>
      <text:p text:style-name="P6"/>
      <text:p text:style-name="P3"><text:span text:style-name="T2">Usage: </text:span>{USER_NAME_INDEX}</text:p>
      <text:p text:style-name="P3"/>
      <text:p text:style-name="P3"/>
      <text:p text:style-name="P18">URL</text:p>
      <text:p text:style-name="P9"/>
      <text:p text:style-name="P9">Insert the index number of the site being viewed into the script.</text:p>
      <text:p text:style-name="P9"/>
      <text:p text:style-name="P7"><text:span text:style-name="T3">Usage: </text:span>{url}</text:p>
      <text:p text:style-name="P7"/>
      <text:p text:style-name="P5"/>
      <text:p text:style-name="P20">Supported Dogteeth Script Commands</text:p>
      <text:p text:style-name="P2"/>
      <text:p text:style-name="P2"/>
      <text:p text:style-name="P19">BUTTON<text:span text:style-name="T2"> Command</text:span></text:p>
      <text:p text:style-name="P4"/>
      <text:p text:style-name="P4">Add a Link Button<text:span text:style-name="T2">.</text:span></text:p>
      <text:p text:style-name="P2"/>
      <text:p text:style-name="P3">Usage: $button([<text:span text:style-name="T4">site_</text:span>address])</text:p>
      <text:p text:style-name="P3"/>
      <text:p text:style-name="P24">A site_address is a number 0-1295. <text:s/>User sites are 0-699. <text:s/>Portal sites are 700-1295.</text:p>
      <text:p text:style-name="P3"/>
      <text:p text:style-name="P24">Any page of your site can have up to five buttons.</text:p>
      <text:p text:style-name="P3"/>
      <text:p text:style-name="P24">Buttons are assigned in this order: [y] [g] [t] [b] [v]</text:p>
      <text:p text:style-name="P3"/>
      <text:p text:style-name="P1"/>
      <text:p text:style-name="P19">DIVIDER<text:span text:style-name="T2"> Command</text:span></text:p>
      <text:p text:style-name="P4"/>
      <text:p text:style-name="P4">Print a repeating Tymkrscii pattern<text:span text:style-name="T7"> filling one line of the screen.</text:span></text:p>
      <text:p text:style-name="P1"/>
      <text:p text:style-name="P2"><text:span text:style-name="T1">Usage: $</text:span>divider<text:span text:style-name="T1">([pattern_index])</text:span></text:p>
      <text:p text:style-name="P1"/>
      <text:p text:style-name="P10">pattern_index<text:span text:style-name="T7"> is</text:span> a number 0-19<text:span text:style-name="T8">, which selects which of 20 preset patterns should be used.</text:span></text:p>
      <text:p text:style-name="P10"/>
      <text:p text:style-name="P10">dividers = ['\x80', '\x81', '\x92', '\xd5', '\xf1', '\xc4', '\xfa', '\xfb', '\x8e', '\x01', '\x02', '\xc9', '\x07', '\xdf\xe0', '\x0b\x8f', '\x0e\x07', '\x09\x07', '\x07\x08', '\x0c\x0b\x0b\x0b', '\x07\x08\x09\x08']</text:p>
      <text:p text:style-name="P10"/>
      <text:p text:style-name="P1"/>
      <text:p text:style-name="P19">C<text:span text:style-name="T2"> Command</text:span></text:p>
      <text:p text:style-name="P4"/>
      <text:p text:style-name="P4">Print a Tymkrscii Character<text:span text:style-name="T2">.</text:span></text:p>
      <text:p text:style-name="P2"/>
      <text:p text:style-name="P2"><text:span text:style-name="T1">Usage: $</text:span>c<text:span text:style-name="T1">([glyph_index])</text:span></text:p>
      <text:p text:style-name="P2"/>
      <text:p text:style-name="P12">glyph_index is a value 0-255</text:p>
      <text:p text:style-name="P2"/>
      <text:p text:style-name="P13">Valid Tymkrscii glyph_index<text:span text:style-name="T8"> values</text:span> <text:span text:style-name="T8">and what glyph image they correspond to </text:span>can be found on your sdcard under tools/trnscdr/glyphs/ by looking at the png files. <text:s/>Some can also be found in the /documentation/Tymkrscii TrueType Font Demo.odt file.</text:p>
      <text:p text:style-name="P13"/>
      <text:p text:style-name="P23">The browser will render up to 15 $c() characters on a single line. <text:s/>You can use this to draw Tymkrscii Art on your site.</text:p>
      <text:p text:style-name="P2"/>
      <text:p text:style-name="P1"/>
      <text:p text:style-name="P19">PGET<text:span text:style-name="T2"> Command</text:span></text:p>
      <text:p text:style-name="P4"/>
      <text:p text:style-name="P4">Retrieve a user key value from the visitor's user file.</text:p>
      <text:p text:style-name="P1"/>
      <text:p text:style-name="P2"><text:span text:style-name="T1">Usage: $</text:span>pget<text:span text:style-name="T1">([key_address])</text:span></text:p>
      <text:p text:style-name="P2"/>
      <text:p text:style-name="P22"><text:span text:style-name="T6">key_address is a number that indicated which line number of a user file to load. <text:s/>You can also use named !address shortcuts here. <text:s/>Valid !address key addresses can be found in defaults/default.tcikeys on your badge.</text:span></text:p>
      <text:p text:style-name="P1"/>
      <text:p text:style-name="P2"/>
      <text:p text:style-name="P19">UGET<text:span text:style-name="T2"> Command</text:span></text:p>
      <text:p text:style-name="P4"/>
      <text:p text:style-name="P4">Retrieve a user key value from a specified user file.</text:p>
      <text:p text:style-name="P2"/>
      <text:p text:style-name="P2"><text:span text:style-name="T1">Usage: $</text:span>uget<text:span text:style-name="T1">([badge_id]|[key_address])</text:span></text:p>
      <text:p text:style-name="P2"/>
      <text:p text:style-name="P12">badge_id is a number 0-699. <text:s/>Environment variables like <text:span text:style-name="T1">{player_id}</text:span> and {url} are also useful here.</text:p>
      <text:p text:style-name="P2"/>
      <text:p text:style-name="P22"><text:span text:style-name="T6">key_address is a number that indicated which line number of a user file to load. <text:s/>You can also use named !address shortcuts here. <text:s/>Valid !address key addresses can be found in defaults/default.tcikeys on your badge.</text:span></text:p>
      <text:p text:style-name="P2"/>
      <text:p text:style-name="P3"/>
      <text:p text:style-name="P19">RANDOM<text:span text:style-name="T2"> Command</text:span></text:p>
      <text:p text:style-name="P4"/>
      <text:p text:style-name="P4"><text:span text:style-name="T2">Choose a random option from a list of options.</text:span></text:p>
      <text:p text:style-name="P1"/>
      <text:p text:style-name="P3">Usage: $random(<text:span text:style-name="T2">[option]|[option]|...</text:span>)</text:p>
      <text:p text:style-name="P3"/>
      <text:p text:style-name="P12">Nested random commands are not supported. <text:s/>Other commands can be nested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06:52:23.127872230</meta:creation-date>
    <dc:date>2023-03-20T10:56:26.638297458</dc:date>
    <meta:editing-duration>PT4H3M59S</meta:editing-duration>
    <meta:editing-cycles>11</meta:editing-cycles>
    <meta:generator>LibreOffice/7.4.5.1$Linux_X86_64 LibreOffice_project/40$Build-1</meta:generator>
    <meta:document-statistic meta:table-count="0" meta:image-count="0" meta:object-count="0" meta:page-count="1" meta:paragraph-count="72" meta:word-count="747" meta:character-count="4606" meta:non-whitespace-character-count="3909"/>
  </office:meta>
</office:document-meta>
</file>